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2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none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33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.B3]+[.C3]" office:value-type="float" office:value="3" calcext:value-type="float">
            <text:p>3</text:p>
          </table:table-cell>
          <table:table-cell table:style-name="ce42" table:formula="of:=[.D3]/[.$D$12]" office:value-type="percentage" office:value="0.00283822138126774" calcext:value-type="percentage">
            <text:p>0,3%</text:p>
          </table:table-cell>
          <table:table-cell table:style-name="ce48" table:formula="of:=[.E3]" office:value-type="percentage" office:value="0.00283822138126774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67" calcext:value-type="float">
            <text:p>67</text:p>
          </table:table-cell>
          <table:table-cell table:style-name="ce30" office:value-type="float" office:value="66" calcext:value-type="float">
            <text:p>66</text:p>
          </table:table-cell>
          <table:table-cell table:style-name="ce35" table:formula="of:=[.B4]+[.C4]" office:value-type="float" office:value="133" calcext:value-type="float">
            <text:p>133</text:p>
          </table:table-cell>
          <table:table-cell table:style-name="ce42" table:formula="of:=[.D4]/[.$D$12]" office:value-type="percentage" office:value="0.125827814569536" calcext:value-type="percentage">
            <text:p>12,6%</text:p>
          </table:table-cell>
          <table:table-cell table:style-name="ce49" table:formula="of:=[.F3]+[.E4]" office:value-type="percentage" office:value="0.128666035950804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70" calcext:value-type="float">
            <text:p>70</text:p>
          </table:table-cell>
          <table:table-cell table:style-name="ce30" office:value-type="float" office:value="73" calcext:value-type="float">
            <text:p>73</text:p>
          </table:table-cell>
          <table:table-cell table:style-name="ce35" table:formula="of:=[.B5]+[.C5]" office:value-type="float" office:value="143" calcext:value-type="float">
            <text:p>143</text:p>
          </table:table-cell>
          <table:table-cell table:style-name="ce42" table:formula="of:=[.D5]/[.$D$12]" office:value-type="percentage" office:value="0.135288552507096" calcext:value-type="percentage">
            <text:p>13,5%</text:p>
          </table:table-cell>
          <table:table-cell table:style-name="ce48" table:formula="of:=[.F4]+[.E5]" office:value-type="percentage" office:value="0.2639545884579" calcext:value-type="percentage">
            <text:p>2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69" calcext:value-type="float">
            <text:p>69</text:p>
          </table:table-cell>
          <table:table-cell table:style-name="ce30" office:value-type="float" office:value="82" calcext:value-type="float">
            <text:p>82</text:p>
          </table:table-cell>
          <table:table-cell table:style-name="ce35" table:formula="of:=[.B6]+[.C6]" office:value-type="float" office:value="151" calcext:value-type="float">
            <text:p>151</text:p>
          </table:table-cell>
          <table:table-cell table:style-name="ce42" table:formula="of:=[.D6]/[.$D$12]" office:value-type="percentage" office:value="0.142857142857143" calcext:value-type="percentage">
            <text:p>14,3%</text:p>
          </table:table-cell>
          <table:table-cell table:style-name="ce50" table:formula="of:=[.F5]+[.E6]" office:value-type="percentage" office:value="0.406811731315043" calcext:value-type="percentage">
            <text:p>4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70" calcext:value-type="float">
            <text:p>70</text:p>
          </table:table-cell>
          <table:table-cell table:style-name="ce30" office:value-type="float" office:value="78" calcext:value-type="float">
            <text:p>78</text:p>
          </table:table-cell>
          <table:table-cell table:style-name="ce35" table:formula="of:=[.B7]+[.C7]" office:value-type="float" office:value="148" calcext:value-type="float">
            <text:p>148</text:p>
          </table:table-cell>
          <table:table-cell table:style-name="ce42" table:formula="of:=[.D7]/[.$D$12]" office:value-type="percentage" office:value="0.140018921475875" calcext:value-type="percentage">
            <text:p>14,0%</text:p>
          </table:table-cell>
          <table:table-cell table:style-name="ce50" table:formula="of:=[.F6]+[.E7]" office:value-type="percentage" office:value="0.546830652790918" calcext:value-type="percentage">
            <text:p>5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73" calcext:value-type="float">
            <text:p>73</text:p>
          </table:table-cell>
          <table:table-cell table:style-name="ce30" office:value-type="float" office:value="84" calcext:value-type="float">
            <text:p>84</text:p>
          </table:table-cell>
          <table:table-cell table:style-name="ce35" table:formula="of:=[.B8]+[.C8]" office:value-type="float" office:value="157" calcext:value-type="float">
            <text:p>157</text:p>
          </table:table-cell>
          <table:table-cell table:style-name="ce42" table:formula="of:=[.D8]/[.$D$12]" office:value-type="percentage" office:value="0.148533585619678" calcext:value-type="percentage">
            <text:p>14,9%</text:p>
          </table:table-cell>
          <table:table-cell table:style-name="ce48" table:formula="of:=[.F7]+[.E8]" office:value-type="percentage" office:value="0.695364238410596" calcext:value-type="percentage">
            <text:p>7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68" calcext:value-type="float">
            <text:p>68</text:p>
          </table:table-cell>
          <table:table-cell table:style-name="ce30" office:value-type="float" office:value="70" calcext:value-type="float">
            <text:p>70</text:p>
          </table:table-cell>
          <table:table-cell table:style-name="ce35" table:formula="of:=[.B9]+[.C9]" office:value-type="float" office:value="138" calcext:value-type="float">
            <text:p>138</text:p>
          </table:table-cell>
          <table:table-cell table:style-name="ce42" table:formula="of:=[.D9]/[.$D$12]" office:value-type="percentage" office:value="0.130558183538316" calcext:value-type="percentage">
            <text:p>13,1%</text:p>
          </table:table-cell>
          <table:table-cell table:style-name="ce48" table:formula="of:=[.F8]+[.E9]" office:value-type="percentage" office:value="0.825922421948912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39" calcext:value-type="float">
            <text:p>39</text:p>
          </table:table-cell>
          <table:table-cell table:style-name="ce30" office:value-type="float" office:value="41" calcext:value-type="float">
            <text:p>41</text:p>
          </table:table-cell>
          <table:table-cell table:style-name="ce35" table:formula="of:=[.B10]+[.C10]" office:value-type="float" office:value="80" calcext:value-type="float">
            <text:p>80</text:p>
          </table:table-cell>
          <table:table-cell table:style-name="ce42" table:formula="of:=[.D10]/[.$D$12]" office:value-type="percentage" office:value="0.075685903500473" calcext:value-type="percentage">
            <text:p>7,6%</text:p>
          </table:table-cell>
          <table:table-cell table:style-name="ce48" table:formula="of:=[.F9]+[.E10]" office:value-type="percentage" office:value="0.901608325449385" calcext:value-type="percentage">
            <text:p>9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41" calcext:value-type="float">
            <text:p>41</text:p>
          </table:table-cell>
          <table:table-cell table:style-name="ce30" office:value-type="float" office:value="63" calcext:value-type="float">
            <text:p>63</text:p>
          </table:table-cell>
          <table:table-cell table:style-name="ce35" table:formula="of:=[.B11]+[.C11]" office:value-type="float" office:value="104" calcext:value-type="float">
            <text:p>104</text:p>
          </table:table-cell>
          <table:table-cell table:style-name="ce43" table:formula="of:=[.D11]/[.$D$12]" office:value-type="percentage" office:value="0.098391674550615" calcext:value-type="percentage">
            <text:p>9,8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497" calcext:value-type="float">
            <text:p>497</text:p>
          </table:table-cell>
          <table:table-cell table:style-name="ce21" table:formula="of:=SUM([.C3:.C11])" office:value-type="float" office:value="560" calcext:value-type="float">
            <text:p>560</text:p>
          </table:table-cell>
          <table:table-cell table:style-name="ce36" table:formula="of:=SUM([.D3:.D11])" office:value-type="float" office:value="1057" calcext:value-type="float">
            <text:p>1.057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70198675496689" calcext:value-type="percentage">
            <text:p>47 %</text:p>
          </table:table-cell>
          <table:table-cell table:style-name="ce22" table:formula="of:=[.C12]/[.D12]" office:value-type="percentage" office:value="0.529801324503311" calcext:value-type="percentage">
            <text:p>53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0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8" office:value-type="float" office:value="187" calcext:value-type="float">
            <text:p>187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791" calcext:value-type="float">
            <text:p>791</text:p>
          </table:table-cell>
          <table:table-cell table:style-name="ce38" office:value-type="float" office:value="20" calcext:value-type="float">
            <text:p>20</text:p>
          </table:table-cell>
          <table:table-cell table:style-name="ce45" table:formula="of:=SUM([.A18:.D18])" office:value-type="float" office:value="1090" calcext:value-type="float">
            <text:p>1.090</text:p>
          </table:table-cell>
          <table:table-cell/>
          <table:table-cell table:style-name="ce69" office:value-type="percentage" office:value="0.031" calcext:value-type="percentage" table:number-columns-spanned="3" table:number-rows-spanned="1">
            <text:p>3,10 %</text:p>
          </table:table-cell>
          <table:covered-table-cell table:style-name="ce87"/>
          <table:covered-table-cell table:style-name="ce105"/>
          <table:table-cell/>
        </table:table-row>
        <table:table-row table:style-name="ro2">
          <table:table-cell table:style-name="ce9" table:formula="of:=[.A18]/[.$E$18]" office:value-type="percentage" office:value="0.171559633027523" calcext:value-type="percentage">
            <text:p>17,2%</text:p>
          </table:table-cell>
          <table:table-cell table:style-name="ce9" table:formula="of:=[.B18]/[.$E$18]" office:value-type="percentage" office:value="0.0844036697247707" calcext:value-type="percentage">
            <text:p>8,4%</text:p>
          </table:table-cell>
          <table:table-cell table:style-name="ce9" table:formula="of:=[.C18]/[.$E$18]" office:value-type="percentage" office:value="0.725688073394495" calcext:value-type="percentage">
            <text:p>72,6%</text:p>
          </table:table-cell>
          <table:table-cell table:style-name="ce9" table:formula="of:=[.D18]/[.$E$18]" office:value-type="percentage" office:value="0.018348623853211" calcext:value-type="percentage">
            <text:p>1,8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10" office:value-type="string" calcext:value-type="string">
            <text:p>Distribución por síntomas: en 9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3" calcext:value-type="float" table:number-columns-spanned="3" table:number-rows-spanned="1">
            <text:p>12,30</text:p>
          </table:table-cell>
          <table:covered-table-cell table:style-name="ce88"/>
          <table:covered-table-cell table:style-name="ce106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719" calcext:value-type="float">
            <text:p>719</text:p>
          </table:table-cell>
          <table:table-cell table:style-name="ce31" table:formula="of:=[.B22]/[.E18]" office:value-type="percentage" office:value="0.659633027522936" calcext:value-type="percentage">
            <text:p>66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362" calcext:value-type="float">
            <text:p>362</text:p>
          </table:table-cell>
          <table:table-cell table:style-name="ce32" table:formula="of:=[.B23]/[.E18]" office:value-type="percentage" office:value="0.332110091743119" calcext:value-type="percentage">
            <text:p>33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5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8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44" calcext:value-type="float">
            <text:p>44</text:p>
          </table:table-cell>
          <table:table-cell table:style-name="ce33" table:formula="of:=[.B28]/[.$B$127]" office:value-type="percentage" office:value="0.0403669724770642" calcext:value-type="percentage">
            <text:p>4,04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1" office:value-type="float" office:value="305" calcext:value-type="float">
            <text:p>305</text:p>
          </table:table-cell>
          <table:table-cell table:style-name="ce89" table:formula="of:=[.G28]/[.$E$18]" office:value-type="percentage" office:value="0.279816513761468" calcext:value-type="percentage">
            <text:p>27,98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41" calcext:value-type="float">
            <text:p>41</text:p>
          </table:table-cell>
          <table:table-cell table:style-name="ce33" table:formula="of:=[.B29]/[.$B$127]" office:value-type="percentage" office:value="0.0376146788990826" calcext:value-type="percentage">
            <text:p>3,7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II</text:p>
          </table:table-cell>
          <table:table-cell table:style-name="ce72" office:value-type="float" office:value="273" calcext:value-type="float">
            <text:p>273</text:p>
          </table:table-cell>
          <table:table-cell table:style-name="ce90" table:formula="of:=[.G29]/[.$E$18]" office:value-type="percentage" office:value="0.25045871559633" calcext:value-type="percentage">
            <text:p>25,05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32" calcext:value-type="float">
            <text:p>32</text:p>
          </table:table-cell>
          <table:table-cell table:style-name="ce33" table:formula="of:=[.B30]/[.$B$127]" office:value-type="percentage" office:value="0.0293577981651376" calcext:value-type="percentage">
            <text:p>2,94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ZARAGOZA I</text:p>
          </table:table-cell>
          <table:table-cell table:style-name="ce73" office:value-type="float" office:value="143" calcext:value-type="float">
            <text:p>143</text:p>
          </table:table-cell>
          <table:table-cell table:style-name="ce91" table:formula="of:=[.G30]/[.$E$18]" office:value-type="percentage" office:value="0.131192660550459" calcext:value-type="percentage">
            <text:p>13,12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31" calcext:value-type="float">
            <text:p>31</text:p>
          </table:table-cell>
          <table:table-cell table:style-name="ce33" table:formula="of:=[.B31]/[.$B$127]" office:value-type="percentage" office:value="0.0284403669724771" calcext:value-type="percentage">
            <text:p>2,84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HUESCA</text:p>
          </table:table-cell>
          <table:table-cell table:style-name="ce74" office:value-type="float" office:value="106" calcext:value-type="float">
            <text:p>106</text:p>
          </table:table-cell>
          <table:table-cell table:style-name="ce92" table:formula="of:=[.G31]/[.$E$18]" office:value-type="percentage" office:value="0.0972477064220184" calcext:value-type="percentage">
            <text:p>9,72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29" calcext:value-type="float">
            <text:p>29</text:p>
          </table:table-cell>
          <table:table-cell table:style-name="ce33" table:formula="of:=[.B32]/[.$B$127]" office:value-type="percentage" office:value="0.026605504587156" calcext:value-type="percentage">
            <text:p>2,66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BARBASTRO</text:p>
          </table:table-cell>
          <table:table-cell table:style-name="ce75" office:value-type="float" office:value="76" calcext:value-type="float">
            <text:p>76</text:p>
          </table:table-cell>
          <table:table-cell table:style-name="ce93" table:formula="of:=[.G32]/[.$E$18]" office:value-type="percentage" office:value="0.0697247706422018" calcext:value-type="percentage">
            <text:p>6,97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3]/[.$B$127]" office:value-type="percentage" office:value="0.0256880733944954" calcext:value-type="percentage">
            <text:p>2,57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TERUEL</text:p>
          </table:table-cell>
          <table:table-cell table:style-name="ce76" office:value-type="float" office:value="68" calcext:value-type="float">
            <text:p>68</text:p>
          </table:table-cell>
          <table:table-cell table:style-name="ce94" table:formula="of:=[.G33]/[.$E$18]" office:value-type="percentage" office:value="0.0623853211009174" calcext:value-type="percentage">
            <text:p>6,24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4]/[.$B$127]" office:value-type="percentage" office:value="0.0256880733944954" calcext:value-type="percentage">
            <text:p>2,57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CALATAYUD</text:p>
          </table:table-cell>
          <table:table-cell table:style-name="ce77" office:value-type="float" office:value="32" calcext:value-type="float">
            <text:p>32</text:p>
          </table:table-cell>
          <table:table-cell table:style-name="ce95" table:formula="of:=[.G34]/[.$E$18]" office:value-type="percentage" office:value="0.0293577981651376" calcext:value-type="percentage">
            <text:p>2,94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5]/[.$B$127]" office:value-type="percentage" office:value="0.0229357798165138" calcext:value-type="percentage">
            <text:p>2,29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ALCAÑIZ</text:p>
          </table:table-cell>
          <table:table-cell table:style-name="ce78" office:value-type="float" office:value="29" calcext:value-type="float">
            <text:p>29</text:p>
          </table:table-cell>
          <table:table-cell table:style-name="ce96" table:formula="of:=[.G35]/[.$E$18]" office:value-type="percentage" office:value="0.026605504587156" calcext:value-type="percentage">
            <text:p>2,66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6]/[.$B$127]" office:value-type="percentage" office:value="0.0220183486238532" calcext:value-type="percentage">
            <text:p>2,20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58" calcext:value-type="float">
            <text:p>58</text:p>
          </table:table-cell>
          <table:table-cell table:style-name="ce97" table:formula="of:=[.G36]/[.$E$18]" office:value-type="percentage" office:value="0.0532110091743119" calcext:value-type="percentage">
            <text:p>5,32 %</text:p>
          </table:table-cell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24" calcext:value-type="float">
            <text:p>24</text:p>
          </table:table-cell>
          <table:table-cell table:style-name="ce33" table:formula="of:=[.B37]/[.$B$127]" office:value-type="percentage" office:value="0.0220183486238532" calcext:value-type="percentage">
            <text:p>2,20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1090" calcext:value-type="float">
            <text:p>1.090</text:p>
          </table:table-cell>
          <table:table-cell table:style-name="ce98"/>
          <table:table-cell table:style-name="ce108"/>
          <table:table-cell table:style-name="ce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8]/[.$B$127]" office:value-type="percentage" office:value="0.0211009174311927" calcext:value-type="percentage">
            <text:p>2,11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39]/[.$B$127]" office:value-type="percentage" office:value="0.0201834862385321" calcext:value-type="percentage">
            <text:p>2,02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0]/[.$B$127]" office:value-type="percentage" office:value="0.0201834862385321" calcext:value-type="percentage">
            <text:p>2,02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9" table:number-columns-repeated="2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1]/[.$B$127]" office:value-type="percentage" office:value="0.0201834862385321" calcext:value-type="percentage">
            <text:p>2,02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2]/[.$B$127]" office:value-type="percentage" office:value="0.0201834862385321" calcext:value-type="percentage">
            <text:p>2,02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3]/[.$B$127]" office:value-type="percentage" office:value="0.0201834862385321" calcext:value-type="percentage">
            <text:p>2,02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4]/[.$B$127]" office:value-type="percentage" office:value="0.0192660550458716" calcext:value-type="percentage">
            <text:p>1,93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529" calcext:value-type="float">
            <text:p>529</text:p>
          </table:table-cell>
          <table:table-cell table:style-name="ce99" table:formula="of:=[.G44]/[.$B$127]" office:value-type="percentage" office:value="0.485321100917431" calcext:value-type="percentage">
            <text:p>48,5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5]/[.$B$127]" office:value-type="percentage" office:value="0.0192660550458716" calcext:value-type="percentage">
            <text:p>1,93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Teruel</text:p>
          </table:table-cell>
          <table:table-cell table:style-name="ce82" office:value-type="float" office:value="46" calcext:value-type="float">
            <text:p>46</text:p>
          </table:table-cell>
          <table:table-cell table:style-name="ce100" table:formula="of:=[.G45]/[.$B$127]" office:value-type="percentage" office:value="0.0422018348623853" calcext:value-type="percentage">
            <text:p>4,2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6]/[.$B$127]" office:value-type="percentage" office:value="0.018348623853211" calcext:value-type="percentage">
            <text:p>1,83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Jaca</text:p>
          </table:table-cell>
          <table:table-cell table:style-name="ce83" office:value-type="float" office:value="40" calcext:value-type="float">
            <text:p>40</text:p>
          </table:table-cell>
          <table:table-cell table:style-name="ce101" table:formula="of:=[.G46]/[.$B$127]" office:value-type="percentage" office:value="0.036697247706422" calcext:value-type="percentage">
            <text:p>3,6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7]/[.$B$127]" office:value-type="percentage" office:value="0.018348623853211" calcext:value-type="percentage">
            <text:p>1,83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Huesca</text:p>
          </table:table-cell>
          <table:table-cell table:style-name="ce82" office:value-type="float" office:value="30" calcext:value-type="float">
            <text:p>30</text:p>
          </table:table-cell>
          <table:table-cell table:style-name="ce100" table:formula="of:=[.G47]/[.$B$127]" office:value-type="percentage" office:value="0.0275229357798165" calcext:value-type="percentage">
            <text:p>2,7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8]/[.$B$127]" office:value-type="percentage" office:value="0.018348623853211" calcext:value-type="percentage">
            <text:p>1,83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Barbastro</text:p>
          </table:table-cell>
          <table:table-cell table:style-name="ce83" office:value-type="float" office:value="25" calcext:value-type="float">
            <text:p>25</text:p>
          </table:table-cell>
          <table:table-cell table:style-name="ce102" table:formula="of:=[.G48]/[.$B$127]" office:value-type="percentage" office:value="0.0229357798165138" calcext:value-type="percentage">
            <text:p>2,2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49]/[.$B$127]" office:value-type="percentage" office:value="0.0165137614678899" calcext:value-type="percentage">
            <text:p>1,65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23" calcext:value-type="float">
            <text:p>23</text:p>
          </table:table-cell>
          <table:table-cell table:style-name="ce100" table:formula="of:=[.G49]/[.$B$127]" office:value-type="percentage" office:value="0.0211009174311927" calcext:value-type="percentage">
            <text:p>2,11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0]/[.$B$127]" office:value-type="percentage" office:value="0.0155963302752294" calcext:value-type="percentage">
            <text:p>1,56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3" office:value-type="float" office:value="13" calcext:value-type="float">
            <text:p>13</text:p>
          </table:table-cell>
          <table:table-cell table:style-name="ce102" table:formula="of:=[.G50]/[.$B$127]" office:value-type="percentage" office:value="0.0119266055045872" calcext:value-type="percentage">
            <text:p>1,1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1]/[.$B$127]" office:value-type="percentage" office:value="0.0155963302752294" calcext:value-type="percentage">
            <text:p>1,56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Monzón</text:p>
          </table:table-cell>
          <table:table-cell table:style-name="ce82" office:value-type="float" office:value="10" calcext:value-type="float">
            <text:p>10</text:p>
          </table:table-cell>
          <table:table-cell table:style-name="ce100" table:formula="of:=[.G51]/[.$B$127]" office:value-type="percentage" office:value="0.0091743119266055" calcext:value-type="percentage">
            <text:p>0,92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52]/[.$B$127]" office:value-type="percentage" office:value="0.0155963302752294" calcext:value-type="percentage">
            <text:p>1,56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Alcañiz</text:p>
          </table:table-cell>
          <table:table-cell table:style-name="ce83" office:value-type="float" office:value="8" calcext:value-type="float">
            <text:p>8</text:p>
          </table:table-cell>
          <table:table-cell table:style-name="ce102" table:formula="of:=[.G52]/[.$B$127]" office:value-type="percentage" office:value="0.0073394495412844" calcext:value-type="percentage">
            <text:p>0,7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3]/[.$B$127]" office:value-type="percentage" office:value="0.0146788990825688" calcext:value-type="percentage">
            <text:p>1,47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Tarazona</text:p>
          </table:table-cell>
          <table:table-cell table:style-name="ce82" office:value-type="float" office:value="7" calcext:value-type="float">
            <text:p>7</text:p>
          </table:table-cell>
          <table:table-cell table:style-name="ce100" table:formula="of:=[.G53]/[.$B$127]" office:value-type="percentage" office:value="0.00642201834862385" calcext:value-type="percentage">
            <text:p>0,6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4]/[.$B$127]" office:value-type="percentage" office:value="0.0146788990825688" calcext:value-type="percentage">
            <text:p>1,47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3" office:value-type="float" office:value="7" calcext:value-type="float">
            <text:p>7</text:p>
          </table:table-cell>
          <table:table-cell table:style-name="ce101" table:formula="of:=[.G54]/[.$B$127]" office:value-type="percentage" office:value="0.00642201834862385" calcext:value-type="percentage">
            <text:p>0,6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5]/[.$B$127]" office:value-type="percentage" office:value="0.0146788990825688" calcext:value-type="percentage">
            <text:p>1,47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Fraga</text:p>
          </table:table-cell>
          <table:table-cell table:style-name="ce82" office:value-type="float" office:value="5" calcext:value-type="float">
            <text:p>5</text:p>
          </table:table-cell>
          <table:table-cell table:style-name="ce100" table:formula="of:=[.G55]/[.$B$127]" office:value-type="percentage" office:value="0.00458715596330275" calcext:value-type="percentage">
            <text:p>0,4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6]/[.$B$127]" office:value-type="percentage" office:value="0.0137614678899083" calcext:value-type="percentage">
            <text:p>1,38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Calatayud</text:p>
          </table:table-cell>
          <table:table-cell table:style-name="ce83" office:value-type="float" office:value="4" calcext:value-type="float">
            <text:p>4</text:p>
          </table:table-cell>
          <table:table-cell table:style-name="ce101" table:formula="of:=[.G56]/[.$B$127]" office:value-type="percentage" office:value="0.0036697247706422" calcext:value-type="percentage">
            <text:p>0,3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57]/[.$B$127]" office:value-type="percentage" office:value="0.0128440366972477" calcext:value-type="percentage">
            <text:p>1,28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747" calcext:value-type="float">
            <text:p>747</text:p>
          </table:table-cell>
          <table:table-cell table:style-name="ce103" table:formula="of:=[.G57]/[.B127]" office:value-type="percentage" office:value="0.685321100917431" calcext:value-type="percentage">
            <text:p>68,5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58]/[.$B$127]" office:value-type="percentage" office:value="0.0119266055045872" calcext:value-type="percentage">
            <text:p>1,19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59]/[.$B$127]" office:value-type="percentage" office:value="0.0110091743119266" calcext:value-type="percentage">
            <text:p>1,10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0]/[.$B$127]" office:value-type="percentage" office:value="0.0110091743119266" calcext:value-type="percentage">
            <text:p>1,10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61]/[.$B$127]" office:value-type="percentage" office:value="0.0110091743119266" calcext:value-type="percentage">
            <text:p>1,10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2]/[.$B$127]" office:value-type="percentage" office:value="0.0100917431192661" calcext:value-type="percentage">
            <text:p>1,01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3]/[.$B$127]" office:value-type="percentage" office:value="0.0100917431192661" calcext:value-type="percentage">
            <text:p>1,01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64]/[.$B$127]" office:value-type="percentage" office:value="0.0100917431192661" calcext:value-type="percentage">
            <text:p>1,01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5]/[.$B$127]" office:value-type="percentage" office:value="0.0091743119266055" calcext:value-type="percentage">
            <text:p>0,92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6]/[.$B$127]" office:value-type="percentage" office:value="0.0091743119266055" calcext:value-type="percentage">
            <text:p>0,92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7]/[.$B$127]" office:value-type="percentage" office:value="0.0091743119266055" calcext:value-type="percentage">
            <text:p>0,92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68]/[.$B$127]" office:value-type="percentage" office:value="0.0091743119266055" calcext:value-type="percentage">
            <text:p>0,92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69]/[.$B$127]" office:value-type="percentage" office:value="0.00825688073394496" calcext:value-type="percentage">
            <text:p>0,83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0]/[.$B$127]" office:value-type="percentage" office:value="0.00825688073394496" calcext:value-type="percentage">
            <text:p>0,83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riñen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1]/[.$B$127]" office:value-type="percentage" office:value="0.00825688073394496" calcext:value-type="percentage">
            <text:p>0,8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2]/[.$B$127]" office:value-type="percentage" office:value="0.0073394495412844" calcext:value-type="percentage">
            <text:p>0,7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Daroc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3]/[.$B$127]" office:value-type="percentage" office:value="0.0073394495412844" calcext:value-type="percentage">
            <text:p>0,7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4]/[.$B$127]" office:value-type="percentage" office:value="0.0073394495412844" calcext:value-type="percentage">
            <text:p>0,7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5" office:value-type="string" calcext:value-type="string">
            <text:p>Madre Vedruna-Miraflores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5]/[.$B$127]" office:value-type="percentage" office:value="0.0073394495412844" calcext:value-type="percentage">
            <text:p>0,7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aell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6]/[.$B$127]" office:value-type="percentage" office:value="0.0073394495412844" calcext:value-type="percentage">
            <text:p>0,7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77]/[.$B$127]" office:value-type="percentage" office:value="0.0073394495412844" calcext:value-type="percentage">
            <text:p>0,73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8]/[.$B$127]" office:value-type="percentage" office:value="0.00642201834862385" calcext:value-type="percentage">
            <text:p>0,64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79]/[.$B$127]" office:value-type="percentage" office:value="0.00642201834862385" calcext:value-type="percentage">
            <text:p>0,64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Capital Nº 3 (Pirineos)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0]/[.$B$127]" office:value-type="percentage" office:value="0.00642201834862385" calcext:value-type="percentage">
            <text:p>0,64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1]/[.$B$127]" office:value-type="percentage" office:value="0.00642201834862385" calcext:value-type="percentage">
            <text:p>0,64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ñén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2]/[.$B$127]" office:value-type="percentage" office:value="0.0055045871559633" calcext:value-type="percentage">
            <text:p>0,55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3]/[.$B$127]" office:value-type="percentage" office:value="0.0055045871559633" calcext:value-type="percentage">
            <text:p>0,55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rrión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84]/[.$B$127]" office:value-type="percentage" office:value="0.0055045871559633" calcext:value-type="percentage">
            <text:p>0,55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mudéva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5]/[.$B$127]" office:value-type="percentage" office:value="0.00458715596330275" calcext:value-type="percentage">
            <text:p>0,46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6]/[.$B$127]" office:value-type="percentage" office:value="0.00458715596330275" calcext:value-type="percentage">
            <text:p>0,46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rrab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7]/[.$B$127]" office:value-type="percentage" office:value="0.00458715596330275" calcext:value-type="percentage">
            <text:p>0,46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rag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8]/[.$B$127]" office:value-type="percentage" office:value="0.00458715596330275" calcext:value-type="percentage">
            <text:p>0,46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89]/[.$B$127]" office:value-type="percentage" office:value="0.00458715596330275" calcext:value-type="percentage">
            <text:p>0,46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0]/[.$B$127]" office:value-type="percentage" office:value="0.00458715596330275" calcext:value-type="percentage">
            <text:p>0,46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ta Eulalia del Campo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1]/[.$B$127]" office:value-type="percentage" office:value="0.00458715596330275" calcext:value-type="percentage">
            <text:p>0,46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2]/[.$B$127]" office:value-type="percentage" office:value="0.0036697247706422" calcext:value-type="percentage">
            <text:p>0,37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mpo de Belchite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3]/[.$B$127]" office:value-type="percentage" office:value="0.0036697247706422" calcext:value-type="percentage">
            <text:p>0,37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4]/[.$B$127]" office:value-type="percentage" office:value="0.0036697247706422" calcext:value-type="percentage">
            <text:p>0,37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5]/[.$B$127]" office:value-type="percentage" office:value="0.0036697247706422" calcext:value-type="percentage">
            <text:p>0,37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Pabl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6]/[.$B$127]" office:value-type="percentage" office:value="0.0036697247706422" calcext:value-type="percentage">
            <text:p>0,37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bieg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7]/[.$B$127]" office:value-type="percentage" office:value="0.00275229357798165" calcext:value-type="percentage">
            <text:p>0,28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ujaraloz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8]/[.$B$127]" office:value-type="percentage" office:value="0.00275229357798165" calcext:value-type="percentage">
            <text:p>0,28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99]/[.$B$127]" office:value-type="percentage" office:value="0.00275229357798165" calcext:value-type="percentage">
            <text:p>0,28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Urban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0]/[.$B$127]" office:value-type="percentage" office:value="0.00275229357798165" calcext:value-type="percentage">
            <text:p>0,28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equinenz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1]/[.$B$127]" office:value-type="percentage" office:value="0.00275229357798165" calcext:value-type="percentage">
            <text:p>0,28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2]/[.$B$127]" office:value-type="percentage" office:value="0.00275229357798165" calcext:value-type="percentage">
            <text:p>0,28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3]/[.$B$127]" office:value-type="percentage" office:value="0.0018348623853211" calcext:value-type="percentage">
            <text:p>0,18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pe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4]/[.$B$127]" office:value-type="percentage" office:value="0.0018348623853211" calcext:value-type="percentage">
            <text:p>0,18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5]/[.$B$127]" office:value-type="percentage" office:value="0.0018348623853211" calcext:value-type="percentage">
            <text:p>0,18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Capital Nº 1 (Perpetuo Socorro)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106]/[.$B$127]" office:value-type="percentage" office:value="0.0018348623853211" calcext:value-type="percentage">
            <text:p>0,18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7]/[.$B$127]" office:value-type="percentage" office:value="0.0018348623853211" calcext:value-type="percentage">
            <text:p>0,18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el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8]/[.$B$127]" office:value-type="percentage" office:value="0.0018348623853211" calcext:value-type="percentage">
            <text:p>0,18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ín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27]" office:value-type="percentage" office:value="0.00091743119266055" calcext:value-type="percentage">
            <text:p>0,09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balate de Cinc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27]" office:value-type="percentage" office:value="0.00091743119266055" calcext:value-type="percentage">
            <text:p>0,09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barrací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27]" office:value-type="percentage" office:value="0.00091743119266055" calcext:value-type="percentage">
            <text:p>0,09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27]" office:value-type="percentage" office:value="0.00091743119266055" calcext:value-type="percentage">
            <text:p>0,09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iag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27]" office:value-type="percentage" office:value="0.00091743119266055" calcext:value-type="percentage">
            <text:p>0,09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orj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27]" office:value-type="percentage" office:value="0.00091743119266055" calcext:value-type="percentage">
            <text:p>0,09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rot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27]" office:value-type="percentage" office:value="0.00091743119266055" calcext:value-type="percentage">
            <text:p>0,09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nd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27]" office:value-type="percentage" office:value="0.00091743119266055" calcext:value-type="percentage">
            <text:p>0,09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ablanc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7]" office:value-type="percentage" office:value="0.00091743119266055" calcext:value-type="percentage">
            <text:p>0,09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7]" office:value-type="percentage" office:value="0.00091743119266055" calcext:value-type="percentage">
            <text:p>0,09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27]" office:value-type="percentage" office:value="0.00091743119266055" calcext:value-type="percentage">
            <text:p>0,09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Grau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27]" office:value-type="percentage" office:value="0.00091743119266055" calcext:value-type="percentage">
            <text:p>0,09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u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27]" office:value-type="percentage" office:value="0.00091743119266055" calcext:value-type="percentage">
            <text:p>0,09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s de las Mat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27]" office:value-type="percentage" office:value="0.00091743119266055" calcext:value-type="percentage">
            <text:p>0,09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27]" office:value-type="percentage" office:value="0.00091743119266055" calcext:value-type="percentage">
            <text:p>0,09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ta de Jaló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27]" office:value-type="percentage" office:value="0.00091743119266055" calcext:value-type="percentage">
            <text:p>0,09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mayo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27]" office:value-type="percentage" office:value="0.00091743119266055" calcext:value-type="percentage">
            <text:p>0,09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58" calcext:value-type="float">
            <text:p>58</text:p>
          </table:table-cell>
          <table:table-cell table:style-name="ce34" table:formula="of:=[.B126]/[.$B$127]" office:value-type="percentage" office:value="0.0532110091743119" calcext:value-type="percentage">
            <text:p>5,32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6])" office:value-type="float" office:value="1090" calcext:value-type="float">
            <text:p>1.090</text:p>
          </table:table-cell>
          <table:table-cell table:number-columns-repeated="8"/>
        </table:table-row>
        <table:table-row table:style-name="ro3" table:number-rows-repeated="1048448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24'.$A$1" table:cell-range-address="$'20201024'.$F$43:.$H$56"/>
        </table:named-expressions>
      </table:table>
      <table:named-expressions/>
      <table:database-ranges>
        <table:database-range table:name="__Anonymous_Sheet_DB__0" table:target-range-address="'20201024'.F43:'20201024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24" style:display-name="PageStyle_202010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25T15:38:20</dc:date>
    <meta:generator>LibreOffice/6.0.7.3$Linux_X86_64 LibreOffice_project/00m0$Build-3</meta:generator>
    <meta:document-statistic meta:table-count="1" meta:cell-count="57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